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ile_properti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  <table:table-cell office:value-type="string" calcext:value-type="string">
            <text:p>area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xtile mujoco area</text:p>
          </table:table-cell>
          <table:table-cell office:value-type="string" calcext:value-type="string">
            <text:p>ratio area</text:p>
          </table:table-cell>
          <table:table-cell office:value-type="string" calcext:value-type="string">
            <text:p>textile mujoco weight</text:p>
          </table:table-cell>
          <table:table-cell office:value-type="string" calcext:value-type="string">
            <text:p>num capsules</text:p>
          </table:table-cell>
          <table:table-cell office:value-type="string" calcext:value-type="string">
            <text:p>weight per capsule</text:p>
          </table:table-cell>
        </table:table-row>
        <table:table-row table:style-name="ro1">
          <table:table-cell office:value-type="string" calcext:value-type="string">
            <text:p>Textile 1</text:p>
          </table:table-cell>
          <table:table-cell table:number-columns-repeated="3"/>
          <table:table-cell office:value-type="float" office:value="0.86" calcext:value-type="float">
            <text:p>0.8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36046511627907" calcext:value-type="float">
            <text:p>0.00436046511627907</text:p>
          </table:table-cell>
          <table:table-cell office:value-type="float" office:value="0.000700290697674419" calcext:value-type="float">
            <text:p>0.000700290697674419</text:p>
          </table:table-cell>
          <table:table-cell office:value-type="float" office:value="76" calcext:value-type="float">
            <text:p>76</text:p>
          </table:table-cell>
          <table:table-cell office:value-type="float" office:value="0.00000921435128518972" calcext:value-type="float">
            <text:p>9.21435128518972E-06</text:p>
          </table:table-cell>
        </table:table-row>
        <table:table-row table:style-name="ro1">
          <table:table-cell office:value-type="string" calcext:value-type="string">
            <text:p>Textile 2</text:p>
          </table:table-cell>
          <table:table-cell office:value-type="string" calcext:value-type="string">
            <text:p>denim</text:p>
          </table:table-cell>
          <table:table-cell table:number-columns-repeated="2"/>
          <table:table-cell office:value-type="float" office:value="0.660099" calcext:value-type="float">
            <text:p>0.660099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8096603691264" calcext:value-type="float">
            <text:p>0.00568096603691264</text:p>
          </table:table-cell>
          <table:table-cell office:value-type="float" office:value="0.00174519276653956" calcext:value-type="float">
            <text:p>0.00174519276653956</text:p>
          </table:table-cell>
          <table:table-cell office:value-type="float" office:value="76" calcext:value-type="float">
            <text:p>76</text:p>
          </table:table-cell>
          <table:table-cell office:value-type="float" office:value="0.0000229630627176258" calcext:value-type="float">
            <text:p>2.29630627176258E-05</text:p>
          </table:table-cell>
        </table:table-row>
        <table:table-row table:style-name="ro1">
          <table:table-cell office:value-type="string" calcext:value-type="string">
            <text:p>Textile 3</text:p>
          </table:table-cell>
          <table:table-cell table:number-columns-repeated="3"/>
          <table:table-cell office:value-type="float" office:value="0.720325" calcext:value-type="float">
            <text:p>0.7203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2059834102662" calcext:value-type="float">
            <text:p>0.0052059834102662</text:p>
          </table:table-cell>
          <table:table-cell office:value-type="float" office:value="0.000473744490334224" calcext:value-type="float">
            <text:p>0.000473744490334224</text:p>
          </table:table-cell>
          <table:table-cell office:value-type="float" office:value="76" calcext:value-type="float">
            <text:p>76</text:p>
          </table:table-cell>
          <table:table-cell office:value-type="float" office:value="0.00000623348013597663" calcext:value-type="float">
            <text:p>6.23348013597663E-06</text:p>
          </table:table-cell>
        </table:table-row>
        <table:table-row table:style-name="ro1">
          <table:table-cell office:value-type="string" calcext:value-type="string">
            <text:p>Textile 4</text:p>
          </table:table-cell>
          <table:table-cell table:number-columns-repeated="3"/>
          <table:table-cell office:value-type="float" office:value="0.515178" calcext:value-type="float">
            <text:p>0.515178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27903753654077" calcext:value-type="float">
            <text:p>0.00727903753654077</text:p>
          </table:table-cell>
          <table:table-cell office:value-type="float" office:value="0.000754108288785624" calcext:value-type="float">
            <text:p>0.000754108288785624</text:p>
          </table:table-cell>
          <table:table-cell office:value-type="float" office:value="76" calcext:value-type="float">
            <text:p>76</text:p>
          </table:table-cell>
          <table:table-cell office:value-type="float" office:value="0.00000992247748402137" calcext:value-type="float">
            <text:p>9.92247748402137E-06</text:p>
          </table:table-cell>
        </table:table-row>
        <table:table-row table:style-name="ro1">
          <table:table-cell office:value-type="string" calcext:value-type="string">
            <text:p>Textile 5</text:p>
          </table:table-cell>
          <table:table-cell table:number-columns-repeated="3"/>
          <table:table-cell office:value-type="float" office:value="0.578772" calcext:value-type="float">
            <text:p>0.578772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47923534656134" calcext:value-type="float">
            <text:p>0.00647923534656134</text:p>
          </table:table-cell>
          <table:table-cell office:value-type="float" office:value="0.000940784972320706" calcext:value-type="float">
            <text:p>0.000940784972320706</text:p>
          </table:table-cell>
          <table:table-cell office:value-type="float" office:value="76" calcext:value-type="float">
            <text:p>76</text:p>
          </table:table-cell>
          <table:table-cell office:value-type="float" office:value="0.0000123787496357988" calcext:value-type="float">
            <text:p>1.23787496357988E-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0.43*0.25*8" office:value-type="float" office:value="0.86" calcext:value-type="float">
            <text:p>0.86</text:p>
          </table:table-cell>
          <table:table-cell office:value-type="float" office:value="0.1606" calcext:value-type="float">
            <text:p>0.1606</text:p>
          </table:table-cell>
          <table:table-cell table:formula="of:=0.025*0.15" office:value-type="float" office:value="0.00375" calcext:value-type="float">
            <text:p>0.00375</text:p>
          </table:table-cell>
          <table:table-cell table:formula="of:=[.G8]/[.E8]" office:value-type="float" office:value="0.00436046511627907" calcext:value-type="float">
            <text:p>0.00436046511627907</text:p>
          </table:table-cell>
          <table:table-cell table:formula="of:=[.H8]*[.F8]" office:value-type="float" office:value="0.000700290697674419" calcext:value-type="float">
            <text:p>0.000700290697674419</text:p>
          </table:table-cell>
          <table:table-cell office:value-type="float" office:value="76" calcext:value-type="float">
            <text:p>76</text:p>
          </table:table-cell>
          <table:table-cell table:formula="of:=[.I8]/[.J8]" office:value-type="float" office:value="0.00000921435128518972" calcext:value-type="float">
            <text:p>9.2143512851897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11:16:45.239212315</dc:date>
    <meta:editing-duration>P1DT1H35M26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